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文泉驿等宽微米黑" svg:font-family="文泉驿等宽微米黑" style:font-adornments="Regular"/>
    <style:font-face style:name="CMU Serif" svg:font-family="'CMU Serif'" style:font-adornments="Bold" style:font-family-generic="roman" style:font-pitch="variable"/>
    <style:font-face style:name="CMU Serif1" svg:font-family="'CMU Serif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61c"/>
    </style:style>
    <style:style style:name="P2" style:family="paragraph" style:parent-style-name="Text_20_body">
      <style:text-properties officeooo:paragraph-rsid="000594f5"/>
    </style:style>
    <style:style style:name="P3" style:family="paragraph" style:parent-style-name="Text_20_body">
      <style:text-properties officeooo:paragraph-rsid="0007ef4d"/>
    </style:style>
    <style:style style:name="P4" style:family="paragraph" style:parent-style-name="Text_20_body">
      <style:text-properties officeooo:rsid="0005361c"/>
    </style:style>
    <style:style style:name="P5" style:family="paragraph" style:parent-style-name="Text_20_body">
      <style:text-properties officeooo:rsid="0005361c" officeooo:paragraph-rsid="0005361c"/>
    </style:style>
    <style:style style:name="P6" style:family="paragraph" style:parent-style-name="Text_20_body">
      <style:text-properties officeooo:rsid="000594f5" officeooo:paragraph-rsid="000594f5"/>
    </style:style>
    <style:style style:name="P7" style:family="paragraph" style:parent-style-name="Text_20_body">
      <style:text-properties officeooo:rsid="0006aaec" officeooo:paragraph-rsid="0006aaec"/>
    </style:style>
    <style:style style:name="P8" style:family="paragraph" style:parent-style-name="Text_20_body">
      <style:text-properties officeooo:rsid="000897ce" officeooo:paragraph-rsid="000897ce"/>
    </style:style>
    <style:style style:name="P9" style:family="paragraph" style:parent-style-name="Text_20_body" style:list-style-name="L1">
      <style:text-properties officeooo:paragraph-rsid="0005361c"/>
    </style:style>
    <style:style style:name="P10" style:family="paragraph" style:parent-style-name="Text_20_body" style:list-style-name="L1">
      <style:text-properties officeooo:rsid="0005361c" officeooo:paragraph-rsid="0005361c"/>
    </style:style>
    <style:style style:name="P11" style:family="paragraph" style:parent-style-name="Text_20_body" style:list-style-name="L2">
      <style:text-properties officeooo:rsid="0005361c" officeooo:paragraph-rsid="0005361c"/>
    </style:style>
    <style:style style:name="P12" style:family="paragraph" style:parent-style-name="Text_20_body" style:list-style-name="L2">
      <style:text-properties officeooo:rsid="000594f5" officeooo:paragraph-rsid="000594f5"/>
    </style:style>
    <style:style style:name="P13" style:family="paragraph" style:parent-style-name="Text_20_body" style:list-style-name="L3">
      <style:text-properties officeooo:rsid="0006aaec" officeooo:paragraph-rsid="0006aaec"/>
    </style:style>
    <style:style style:name="P14" style:family="paragraph" style:parent-style-name="Text_20_body">
      <style:text-properties officeooo:paragraph-rsid="000aae95"/>
    </style:style>
    <style:style style:name="P15" style:family="paragraph" style:parent-style-name="Heading_20_1">
      <style:paragraph-properties fo:margin-left="0.8429in" fo:margin-right="0.9472in" fo:text-align="center" style:justify-single-word="false" fo:text-indent="0in" style:auto-text-indent="false"/>
      <style:text-properties officeooo:rsid="0005361c"/>
    </style:style>
    <style:style style:name="P16" style:family="paragraph" style:parent-style-name="Heading_20_2">
      <style:text-properties officeooo:rsid="0005361c"/>
    </style:style>
    <style:style style:name="P17" style:family="paragraph" style:parent-style-name="Heading_20_2">
      <style:text-properties officeooo:rsid="0005361c" officeooo:paragraph-rsid="0005361c"/>
    </style:style>
    <style:style style:name="P18" style:family="paragraph" style:parent-style-name="Heading_20_2">
      <style:text-properties officeooo:rsid="000594f5" officeooo:paragraph-rsid="000594f5"/>
    </style:style>
    <style:style style:name="P19" style:family="paragraph" style:parent-style-name="Heading_20_2">
      <style:text-properties officeooo:rsid="0006aaec"/>
    </style:style>
    <style:style style:name="P20" style:family="paragraph" style:parent-style-name="Heading_20_2">
      <style:text-properties officeooo:rsid="000897ce" officeooo:paragraph-rsid="000897ce"/>
    </style:style>
    <style:style style:name="T1" style:family="text">
      <style:text-properties officeooo:rsid="0005361c"/>
    </style:style>
    <style:style style:name="T2" style:family="text">
      <style:text-properties officeooo:rsid="000594f5"/>
    </style:style>
    <style:style style:name="T3" style:family="text">
      <style:text-properties officeooo:rsid="0006aaec"/>
    </style:style>
    <style:style style:name="T4" style:family="text">
      <style:text-properties fo:font-weight="bold" officeooo:rsid="0006aaec" style:font-weight-asian="bold" style:font-weight-complex="bold"/>
    </style:style>
    <style:style style:name="T5" style:family="text">
      <style:text-properties fo:font-weight="bold" officeooo:rsid="0007ef4d" style:font-weight-asian="bold" style:font-weight-complex="bold"/>
    </style:style>
    <style:style style:name="T6" style:family="text">
      <style:text-properties fo:font-weight="bold" officeooo:rsid="000aae95" style:font-weight-asian="bold" style:font-weight-complex="bold"/>
    </style:style>
    <style:style style:name="T7" style:family="text">
      <style:text-properties officeooo:rsid="0007ef4d"/>
    </style:style>
    <style:style style:name="T8" style:family="text">
      <style:text-properties fo:font-weight="normal" officeooo:rsid="0007ef4d" style:font-weight-asian="normal" style:font-weight-complex="normal"/>
    </style:style>
    <style:style style:name="T9" style:family="text">
      <style:text-properties officeooo:rsid="000aae95"/>
    </style:style>
    <style:style style:name="T10" style:family="text">
      <style:text-properties officeooo:rsid="000c5a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文泉驿等宽微米黑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文泉驿等宽微米黑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egistro de transacciones inmobiliarias para cálculo de comisiones y generación de informes de Cárdenas</text:h>
      <text:p text:style-name="P4"/>
      <text:h text:style-name="P16" text:outline-level="2">1 <text:s text:c="3"/>Registro de transacciones</text:h>
      <text:p text:style-name="P5">El registro de transacciones, de compraventa o alquiler, siguen el siguiente proceso:</text:p>
      <text:list xml:id="list395232205" text:style-name="L1">
        <text:list-item>
          <text:p text:style-name="P10">El departamento de contratación crea el registro inicial al firmarse el contrato.</text:p>
        </text:list-item>
        <text:list-item>
          <text:p text:style-name="P9"><text:span text:style-name="T1">Al facturarse los servicios, el departamento de </text:span><text:span text:style-name="T3">contabilidad</text:span><text:span text:style-name="T1"> completa los datos correspondientes.</text:span></text:p>
        </text:list-item>
        <text:list-item>
          <text:p text:style-name="P10">La dirección da el visto bueno, dando por cerrada la transacción.</text:p>
        </text:list-item>
      </text:list>
      <text:p text:style-name="P2"><text:span text:style-name="T2">El anterior proceso determina la existencia de tres roles de usuario: contratación, </text:span><text:span text:style-name="T3">contabilidad</text:span><text:span text:style-name="T2"> y dirección.</text:span></text:p>
      <text:h text:style-name="P17" text:outline-level="2">2 <text:s text:c="3"/>Listado de transacciones</text:h>
      <text:p text:style-name="P5">Permite ordenación y filtrado, destacando el estado de la transacción según los departamentos por los que haya pasado en su ciclo de procesamiento.</text:p>
      <text:h text:style-name="P17" text:outline-level="2">3 <text:s text:c="3"/>Participantes/<text:span text:style-name="T10">Intervinientes</text:span> de una transacción</text:h>
      <text:p text:style-name="P1"><text:span text:style-name="T2">Por</text:span><text:span text:style-name="T1"> la cantidad de </text:span><text:span text:style-name="T2">información</text:span><text:span text:style-name="T1"> que reunen y por considerarse entidades con existencia propia, </text:span><text:span text:style-name="T2">los datos de</text:span><text:span text:style-name="T1"> </text:span><text:span text:style-name="T2">algunos participantes de una transacción se importan desde un fichero externo, p.ej. en CSV</text:span><text:span text:style-name="T1">:</text:span></text:p>
      <text:list xml:id="list1279403263" text:style-name="L2">
        <text:list-item>
          <text:p text:style-name="P11">la propiedad inmobiliaria</text:p>
        </text:list-item>
        <text:list-item>
          <text:p text:style-name="P12">el vendedor/arrendador</text:p>
        </text:list-item>
        <text:list-item>
          <text:p text:style-name="P12">el comprador/arrendatario</text:p>
        </text:list-item>
      </text:list>
      <text:p text:style-name="P6">El vendedor/arrendador y el comprador/arrendatario son contactos, desde la perspectiva de Cárdenas, y comparten la misma estructura de datos.</text:p>
      <text:p text:style-name="P6">Si la importación no ha proporcionado los datos requeridos, se da opción de crear los registros de los participantes anteriores manualmente. Y si la importación proporciona algunos campos de datos pero no otros, se pueden completar éstos manualmente.</text:p>
      <text:h text:style-name="P18" text:outline-level="2"><text:soft-page-break/>4 <text:s text:c="3"/>Automatización de la importación</text:h>
      <text:p text:style-name="P6">Los datos para importar propiedades y contactos, se originan en el CRM onOffice, desde donde se exportan periódicamente en forma de ficheros (CSV). Esta importación se puede automatizar, recuperando dichos ficheros desde su localización con una frecuencia similar a la de su puesta a disposición desde onOffice.</text:p>
      <text:h text:style-name="P18" text:outline-level="2">5 <text:s text:c="3"/>Campos normalizados de una transacción</text:h>
      <text:p text:style-name="P6">Al registrar una transacción, se debe rellenar algunos campos que aceptan solo un valor normalizado, p.ej. de una lista:</text:p>
      <text:list xml:id="list1780874179" text:style-name="L3">
        <text:list-item>
          <text:p text:style-name="P13">Oficina: ARGUINEGUÍN, PUERTO DE MOGÁN, PUERTO RICO, etc.</text:p>
        </text:list-item>
        <text:list-item>
          <text:p text:style-name="P13">Colaborador: Real Invest, Canarinvest, Dream Homes, etc.</text:p>
        </text:list-item>
      </text:list>
      <text:p text:style-name="P2"><text:span text:style-name="T2">Varios de estos </text:span><text:span text:style-name="T3">conjuntos de valores normalizados pueden cambiar, p.ej. el campo “Promoción”, para incluir el nuevo valor “Complejo X”, si Cárdenas realiza acciones comerciales con varias propiedades del “Complejo X”.</text:span></text:p>
      <text:h text:style-name="P19" text:outline-level="2">6 <text:s text:c="3"/>Algunos conteos y ratios</text:h>
      <text:p text:style-name="P7">Algunos conteos siguen ciertas reglas para su cálculo:</text:p>
      <text:list xml:id="list1839302145" text:continue-numbering="true" text:style-name="L3">
        <text:list-item>
          <text:p text:style-name="P13">Nº de transacciones de Cárdenas: si solo participa Cárdenas en la transacción, entonces cuenta como 1 transacción; si participa un colaborador, entonces cuenta como ½ transacción.</text:p>
        </text:list-item>
        <text:list-item>
          <text:p text:style-name="P13">Nº de transacciones de un asesor: es el nº de transacciones de compraventa o alquiler en las que ha participado, e.d. no cuentan otros tipos de asesoramiento como “Gestión de firmas”. Si el asesor es el único por tipo de asesoramiento, entonces cuenta como 1 transacción. Si hay más asesores participando en ese tipo de asesoramiento, p.ej. “Captación”, entonces cuenta por la parte proporcional según el total de asesores que participan en ese tipo de asesoramiento.</text:p>
        </text:list-item>
      </text:list>
      <text:h text:style-name="P20" text:outline-level="2">7 <text:s text:c="3"/>Cálculo de comisiones</text:h>
      <text:p text:style-name="P8">Por ver.</text:p>
      <text:h text:style-name="P19" text:outline-level="2">I <text:s text:c="3"/>Glosario</text:h>
      <text:p text:style-name="P14"><text:span text:style-name="T5">Asesor:</text:span><text:span text:style-name="T8"> empleado de Cárdenas que realiza ciertas actividades de valor para conseguir la ejecución de transacciones u otras operaciones secundarias, y que participa de comisiones que premian diversos objetivos relacionados con dichas actividades.</text:span></text:p>
      <text:p text:style-name="P14"><text:soft-page-break/><text:span text:style-name="T4">Captación</text:span><text:span text:style-name="T3">: de una propiedad en venta, es decir, Cárdenas directa o indirectamente ha captado una propiedad que puede incluir en su portafolio de propiedades en venta.</text:span></text:p>
      <text:p text:style-name="P14"><text:span text:style-name="T5">Colaborador</text:span><text:span text:style-name="T7">: entidad ajena a Cárdenas, p.ej. otra Inmobiliaria, con quien ésta realiza una transacción conjunta. Normalmente se repartirán los honorarios en partes proporcionales según su implicación.</text:span></text:p>
      <text:p text:style-name="P14"><text:span text:style-name="T6">Producción</text:span><text:span text:style-name="T9">: importe de comisiones generadas, que pueden atribuirse a un asesor, a una oficina o a la entidad Cárdenas.</text:span></text:p>
      <text:p text:style-name="P14"><text:span text:style-name="T4">Tipo de asesoramiento</text:span><text:span text:style-name="T3">: </text:span><text:span text:style-name="T7">el ofrecido por el asesor en una transacción, p.ej. captación, venta, </text:span><text:span text:style-name="T7">asesoramiento, gestión inicial lead, etc.</text:span></text:p>
      <text:p text:style-name="P3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文泉驿等宽微米黑" svg:font-family="文泉驿等宽微米黑" style:font-adornments="Regular"/>
    <style:font-face style:name="CMU Serif" svg:font-family="'CMU Serif'" style:font-adornments="Bold" style:font-family-generic="roman" style:font-pitch="variable"/>
    <style:font-face style:name="CMU Serif1" svg:font-family="'CMU Serif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MU Seri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MU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2:41:24</meta:creation-date>
    <dc:date>2017-01-26T11:31:32</dc:date>
    <meta:editing-duration>PT3H38M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3" meta:paragraph-count="35" meta:word-count="586" meta:character-count="3952" meta:non-whitespace-character-count="3387"/>
  </office:meta>
</office:document-meta>
</file>